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áboa1" style:family="table">
      <style:table-properties style:width="15.247cm" fo:margin-left="-0.191cm" fo:margin-top="0cm" fo:margin-bottom="0cm" table:align="left" style:writing-mode="lr-tb"/>
    </style:style>
    <style:style style:name="Táboa1.A" style:family="table-column">
      <style:table-column-properties style:column-width="15.247cm"/>
    </style:style>
    <style:style style:name="Táboa1.1" style:family="table-row">
      <style:table-row-properties fo:keep-together="auto"/>
    </style:style>
    <style:style style:name="Táboa1.A1" style:family="table-cell">
      <style:table-cell-properties fo:padding-left="0.191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paragraph-rsid="001e10a5" style:font-size-asian="16pt" style:font-weight-asian="bold" style:font-size-complex="16pt"/>
    </style:style>
    <style:style style:name="P2" style:family="paragraph" style:parent-style-name="Standard">
      <style:text-properties fo:font-weight="bold" officeooo:paragraph-rsid="001e10a5" style:font-weight-asian="bold"/>
    </style:style>
    <style:style style:name="P3" style:family="paragraph" style:parent-style-name="Standard">
      <style:text-properties officeooo:paragraph-rsid="001e10a5"/>
    </style:style>
    <style:style style:name="P4" style:family="paragraph" style:parent-style-name="Standard">
      <style:text-properties officeooo:rsid="001e10a5" officeooo:paragraph-rsid="001e10a5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officeooo:paragraph-rsid="001e10a5"/>
    </style:style>
    <style:style style:name="P6" style:family="paragraph" style:parent-style-name="Standard">
      <style:text-properties fo:color="#2a6099" loext:opacity="100%" officeooo:rsid="00239661" officeooo:paragraph-rsid="00239661"/>
    </style:style>
    <style:style style:name="P7" style:family="paragraph" style:parent-style-name="Standard">
      <style:text-properties fo:color="#2a6099" loext:opacity="100%" officeooo:rsid="00239661" officeooo:paragraph-rsid="00200371"/>
    </style:style>
    <style:style style:name="P8" style:family="paragraph" style:parent-style-name="Standard">
      <style:text-properties fo:color="#2a6099" loext:opacity="100%" officeooo:rsid="0023ff37" officeooo:paragraph-rsid="0023ff37"/>
    </style:style>
    <style:style style:name="P9" style:family="paragraph" style:parent-style-name="Standard">
      <style:text-properties fo:color="#2a6099" loext:opacity="100%" style:text-underline-style="none" officeooo:rsid="0023ff37" officeooo:paragraph-rsid="0023ff37"/>
    </style:style>
    <style:style style:name="P10" style:family="paragraph" style:parent-style-name="Standard">
      <style:text-properties fo:color="#2a6099" loext:opacity="100%" style:text-underline-style="none" officeooo:rsid="0024159e" officeooo:paragraph-rsid="0024159e"/>
    </style:style>
    <style:style style:name="P11" style:family="paragraph" style:parent-style-name="Standard">
      <style:text-properties fo:color="#2a6099" loext:opacity="100%" officeooo:rsid="00200371" officeooo:paragraph-rsid="00200371"/>
    </style:style>
    <style:style style:name="P12" style:family="paragraph" style:parent-style-name="Standard">
      <style:text-properties fo:color="#2a6099" loext:opacity="100%" officeooo:rsid="0027782a" officeooo:paragraph-rsid="0027782a"/>
    </style:style>
    <style:style style:name="P13" style:family="paragraph" style:parent-style-name="Standard">
      <style:text-properties officeooo:paragraph-rsid="00200371"/>
    </style:style>
    <style:style style:name="P14" style:family="paragraph" style:parent-style-name="Standard">
      <style:text-properties fo:color="#c9211e" loext:opacity="100%" officeooo:rsid="0025fdf4" officeooo:paragraph-rsid="0025fdf4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officeooo:paragraph-rsid="002a815e"/>
    </style:style>
    <style:style style:name="P17" style:family="paragraph" style:parent-style-name="Standard">
      <style:text-properties fo:color="#2a6099" loext:opacity="100%" officeooo:rsid="0027e6e6" officeooo:paragraph-rsid="0027e6e6"/>
    </style:style>
    <style:style style:name="P18" style:family="paragraph" style:parent-style-name="Standard">
      <style:text-properties fo:color="#2a6099" loext:opacity="100%" officeooo:rsid="002a815e" officeooo:paragraph-rsid="002a815e"/>
    </style:style>
    <style:style style:name="P19" style:family="paragraph" style:parent-style-name="Standard">
      <style:text-properties fo:color="#2a6099" loext:opacity="100%" officeooo:rsid="002f0855" officeooo:paragraph-rsid="002f0855"/>
    </style:style>
    <style:style style:name="P20" style:family="paragraph" style:parent-style-name="Standard">
      <style:text-properties fo:color="#2a6099" loext:opacity="100%" officeooo:rsid="002f0df2" officeooo:paragraph-rsid="002f0df2"/>
    </style:style>
    <style:style style:name="P21" style:family="paragraph" style:parent-style-name="Standard">
      <style:text-properties officeooo:paragraph-rsid="001e10a5"/>
    </style:style>
    <style:style style:name="T1" style:family="text">
      <style:text-properties fo:color="#2a6099" loext:opacity="100%" officeooo:rsid="00222a6d"/>
    </style:style>
    <style:style style:name="T2" style:family="text">
      <style:text-properties fo:color="#2a6099" loext:opacity="100%" officeooo:rsid="0020529c"/>
    </style:style>
    <style:style style:name="T3" style:family="text">
      <style:text-properties fo:color="#2a6099" loext:opacity="100%" officeooo:rsid="00239661"/>
    </style:style>
    <style:style style:name="T4" style:family="text">
      <style:text-properties fo:color="#2a6099" loext:opacity="100%" officeooo:rsid="00200371"/>
    </style:style>
    <style:style style:name="T5" style:family="text">
      <style:text-properties officeooo:rsid="0024159e"/>
    </style:style>
    <style:style style:name="T6" style:family="text">
      <style:text-properties officeooo:rsid="002882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EJERCICIO UMBRAL DE RENTABILIDAD</text:p>
      <text:p text:style-name="Standard"/>
      <text:p text:style-name="Standard"/>
      <text:p text:style-name="Standard">Una empresa que vende sillas de cocina ha incurrido en los siguientes costes:</text:p>
      <text:p text:style-name="Standard">Costes fijos = 9.800 euros.</text:p>
      <text:p text:style-name="Standard">Costes variables unitarios = 10 euros/por silla.</text:p>
      <text:p text:style-name="Standard">Su precio de venta es de 24 euros/unidad, pues es el que establecen las empresas competidoras de su sector para ese producto.</text:p>
      <text:p text:style-name="Standard"/>
      <text:p text:style-name="Standard">a) Calcula el umbral de rentabilidad.</text:p>
      <text:p text:style-name="Standard"/>
      <text:p text:style-name="P11">Q*=CF / (Precio unitario – coste unitario) = 9800 / 14 = 700 unidades</text:p>
      <text:p text:style-name="P11"/>
      <text:p text:style-name="Standard">b) Si vendiese 750 sillas, ¿qué ocurriría fijándose tan solo en el umbral de rentabilidad? Calcula los beneficios.</text:p>
      <text:p text:style-name="Standard"/>
      <text:p text:style-name="P13"><text:span text:style-name="T4">Que ya tendria beneficios a partir de la silla 700 vendida. B =</text:span><text:span text:style-name="T1">(</text:span><text:span text:style-name="T2">24 * 750</text:span><text:span text:style-name="T1">)</text:span><text:span text:style-name="T2"> – </text:span><text:span text:style-name="T1">(</text:span><text:span text:style-name="T2">9800 + </text:span><text:span text:style-name="T4"><text:s/></text:span><text:span text:style-name="T2">10 * </text:span><text:span text:style-name="T1">750) </text:span><text:span text:style-name="T3">= 18000 – 17300 = 700 €</text:span></text:p>
      <text:p text:style-name="P7"/>
      <text:p text:style-name="Standard">c) Si bajase el precio por debajo de la competencia a 20 euros/unidad, ¿cuál sería su nuevo umbral de rentabilidad? Si vendiese 750 sillas, ¿cubriría los gastos?</text:p>
      <text:p text:style-name="Standard"/>
      <text:p text:style-name="P6">Q* = CF / PU – CU = 9800 / 20 – 10 = 980 sillas. No cubriria gastos ya que vende menos de las necesarias, le haria falta vender 220 sillas mas para cubrir los gastos.</text:p>
      <text:p text:style-name="Standard"/>
      <text:p text:style-name="Standard">d) ¿Cuál es el precio técnico que permite cubrir los gastos de 750 sillas y del cual no debería bajar si no quiere tener pérdidas?</text:p>
      <text:p text:style-name="Standard"/>
      <text:p text:style-name="P8">Q* = CF / PU – CU --&gt; 750 = 9800 / PU – 10 --&gt; 750PU – 7500 = 9800 --&gt; </text:p>
      <text:p text:style-name="P8">PU = (9800 + 7500) / 750 = 23,07€ por silla para cubrir gastos. A partir de este precio empezaria a tener perdidas.</text:p>
      <text:p text:style-name="P14">NOTA: Este ejercicio se podria haber resuelto con la formula Pt= <text:s/>CT/Q</text:p>
      <text:p text:style-name="Standard"/>
      <text:p text:style-name="P4">e) ¿Y el precio de venta con un margen del 40%?</text:p>
      <text:p text:style-name="P4"/>
      <text:p text:style-name="P9">Pt = <text:span text:style-name="T5">23,07</text:span></text:p>
      <text:p text:style-name="P10">PV = 23.07 * (1 + 0,4) = 32,3</text:p>
      <text:p text:style-name="P4"/>
      <text:p text:style-name="P4">f) ¿Cuántas sillas deberían vender si quisiera obtener unos beneficios de 4000 euros?</text:p>
      <text:p text:style-name="Standard"/>
      <text:p text:style-name="P12">B = (PV * Q) – (CF + CVU * Q) --&gt; 4000 = 24Q – 9800 -10Q --&gt; 14Q = 13800 --&gt;</text:p>
      <text:p text:style-name="P12">Q = 13800/14 =985.71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EJERCICIO CÁLCULO DE COSTES Y PRECIOS</text:p>
      <text:p text:style-name="P3"/>
      <text:p text:style-name="P3"/>
      <text:p text:style-name="P2">1.- Clasifica los siguientes gastos anuales en costes fijos o variables para una empresa editorial y calcula los costes totales:</text:p>
      <text:p text:style-name="P2"/>
      <table:table table:name="Táboa1" table:style-name="Táboa1">
        <table:table-column table:style-name="Táboa1.A"/>
        <table:table-row table:style-name="Táboa1.1">
          <table:table-cell table:style-name="Táboa1.A1" office:value-type="string">
            <text:p text:style-name="P5">- Alquiler 800 euros <text:s text:c="43"/>- Gastos de luz 500 euros</text:p>
            <text:p text:style-name="P5">- Compra de 1.500 libros a imprenta <text:s text:c="13"/>- Internet 400 euros</text:p>
            <text:p text:style-name="P5">por 12 euros/unidad <text:s text:c="41"/>- Gestoría 1.200 euros</text:p>
            <text:p text:style-name="P5">- Publicidad y promoción 2.000 euros <text:s text:c="11"/>- Cuota banco TPV 0,75 euros/unidad</text:p>
            <text:p text:style-name="P5">- Nóminas 1.200 euros <text:s text:c="38"/>- Intereses al año préstamo 2.000 euros</text:p>
            <text:p text:style-name="P5">- Seguridad Social 400 euros <text:s text:c="28"/>- Gastos constitución empresa 700 euros</text:p>
            <text:p text:style-name="P5">- Cuota autónomos 3.000 euros <text:s text:c="22"/>- Gasto móvil 800 euros</text:p>
            <text:p text:style-name="P16">- 1.500 sobres acolchados para envío <text:s text:c="12"/>- Gastos empresa mensajería euros/unidad <text:s text:c="22"/></text:p>
            <text:p text:style-name="P5">de libros 0,25 euros/unidad</text:p>
            <text:p text:style-name="P5">- Material de oficina 300 euros</text:p>
          </table:table-cell>
        </table:table-row>
      </table:table>
      <text:p text:style-name="P3"/>
      <text:p text:style-name="P17">CF = <text:s/>alquiler, <text:span text:style-name="T6">nominas, SS, Cuota autonomos, gastos de luz, internet, gestoria, Intereses de prestamo, gastos constitucion empresa, gastos movil, gastos empresa mensajeria</text:span></text:p>
      <text:p text:style-name="P17">CV = <text:span text:style-name="T6">compra de libros, publicidad y promocion, compra de sobres, material de oficina, cuota de banco</text:span></text:p>
      <text:p text:style-name="P18">Clasificacion de Graciela: Todo lo que ponga €/unidad es variable, el resto fijo.</text:p>
      <text:p text:style-name="P18">CF = 13300 €</text:p>
      <text:p text:style-name="P18">CV = 27000 €</text:p>
      <text:p text:style-name="P3"/>
      <text:p text:style-name="P2">2.- A partir de los datos anteriores, calcula:</text:p>
      <text:p text:style-name="P3">a) El precio técnico que permite cubrir los costes.</text:p>
      <text:p text:style-name="P3"/>
      <text:p text:style-name="P19">Pt = CF/Q + CVU = 13300/1500 + 18 = 26,87</text:p>
      <text:p text:style-name="P3"/>
      <text:p text:style-name="P3">b) El precio de venta con un margen del 50%.</text:p>
      <text:p text:style-name="P3"/>
      <text:p text:style-name="P19">PV = Pt * (1+margen) = 26,87 * 1,5 = 40,31</text:p>
      <text:p text:style-name="P3"/>
      <text:p text:style-name="P3">c) El beneficio que se obtendría aplicando el precio de venta anterior.</text:p>
      <text:p text:style-name="P3"/>
      <text:p text:style-name="P20">B = (40,31 * 1500) – (13300 + 18 * 1500) = 20,165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56M39S</meta:editing-duration>
    <meta:editing-cycles>20</meta:editing-cycles>
    <meta:generator>LibreOffice/7.3.2.2$Windows_X86_64 LibreOffice_project/49f2b1bff42cfccbd8f788c8dc32c1c309559be0</meta:generator>
    <dc:date>2022-11-18T08:40:52.082000000</dc:date>
    <meta:document-statistic meta:table-count="1" meta:image-count="0" meta:object-count="0" meta:page-count="2" meta:paragraph-count="45" meta:word-count="575" meta:character-count="3278" meta:non-whitespace-character-count="2507"/>
    <meta:user-defined meta:name="Info 1"/>
    <meta:user-defined meta:name="Info 2"/>
    <meta:user-defined meta:name="Info 3"/>
    <meta:user-defined meta:name="Info 4"/>
  </office:meta>
</office:document-meta>
</file>